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text-line-through-style="solid" style:text-underline-style="none"/>
    </style:style>
    <style:style style:name="T7" style:family="text">
      <style:text-properties style:text-line-through-style="solid" style:text-underline-style="solid" style:text-underline-width="auto" style:text-underline-color="font-color"/>
    </style:style>
    <style:style style:name="T8" style:family="text">
      <style:text-properties style:text-line-through-style="none" style:text-underline-style="none"/>
    </style:style>
    <style:style style:name="T9" style:family="text">
      <style:text-properties style:text-line-through-style="none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3_3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889</text:p>
      <text:p text:style-name="P2">Month<text:tab/><text:tab/><text:tab/><text:tab/><text:tab/><text:tab/></text:p>
      <text:p text:style-name="P2">Year<text:tab/><text:tab/><text:tab/><text:tab/><text:tab/><text:tab/>1889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Alliance isra<text:span text:style-name="T2">é</text:span><text:span text:style-name="T3">lite universelle</text:span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On the Alliance/89/</text:p>
      <text:p text:style-name="P7"/>
      <text:p text:style-name="P6">[Page 1]</text:p>
      <text:p text:style-name="P6">Brethren./ <text:s/>Naturally I have been anxious to read the contradict-/-ion of the alleged interview with Baron de Hirsch, as/ promised by Isidore Loeb, secretary of the "Universal/ Israelitish Alliance". <text:s/>That trustworthy and scholarly/ Jew, wrote several weeks since, in answer to earnest/ inquiries, that such a contradiction would soon be made/ by the very reporter of the original interview, and it/ would appear in a future number of the <text:span text:style-name="T4">Herald</text:span><text:span text:style-name="T5">--I sup-/-pose of the Paris edition of that sensational journal./ <text:s/>I have not seen it. <text:s/>If it was published, it failed/ to reach this side of the Atlantic, where the agitation/ our objectionable utterances, as first related, had its rise./ <text:s/>But a Hebrew paper, issued in St. Petersburg, Russia,/ under the title of </text:span><text:span text:style-name="T4">Ha-Metiz</text:span><text:span text:style-name="T5">--"the Advocate," dated/ February 10th, after alluding to the </text:span><text:span text:style-name="T6">first</text:span><text:span text:style-name="T8"> original report/ which the editor discredited it proceeds to say</text:span><text:span text:style-name="T6">s</text:span><text:span text:style-name="T8">: "Now the same inter-/-viewer denies in the following language, what he stated/ before. <text:s/>(Baron de Hirsch received letters and telegrams from/ America, as well as from England and other European countries,/ by the hundreds, on the matter of the despatch[sic!] which I sent/ to the </text:span><text:span text:style-name="T9">Herald</text:span><text:span text:style-name="T8"> </text:span><text:span text:style-name="T6">in</text:span><text:span text:style-name="T8"> after my </text:span><text:span text:style-name="T6">talk</text:span><text:span text:style-name="T8"> conversation with the Baron, respecting/</text:span></text:p>
      <text:p text:style-name="P6"><text:span text:style-name="T8"/></text:p>
      <text:p text:style-name="P6"><text:span text:style-name="T8">[Page 2]</text:span></text:p>
      <text:p text:style-name="P6"><text:span text:style-name="T8">the amalgamation of Jews and gentiles. <text:s/>Certain/ expressions which I heard from the Baron during the inter-/view, were greatly calculated to encourage </text:span><text:span text:style-name="T6">the</text:span><text:span text:style-name="T8"> a meaning,/ which however is foreign to the thoughts of the Baron. <text:s/>By reason of/ that, I spoke again this morning with him, and requested/ that he </text:span><text:soft-page-break/><text:span text:style-name="T8">would explain things, which the community at/ large could not exactly understand. <text:s/>The Baron then said:/ 'I have no wish to be suspected of making light of/ subjects which I have always </text:span><text:span text:style-name="T6">defended</text:span><text:span text:style-name="T8"> advocated(?), and which I am/ ready to </text:span><text:span text:style-name="T6">defend</text:span><text:span text:style-name="T8"> advocate(?) at all times. <text:s/>But as I am much grieved/ to witness the persecution which Jews endure because/ of their race and faith, I wanted openly to tell the Anti-/-semites that by violently attacking the Jews, they defeat/ their own end, which is to bring about totally or in/ part an amalgamation. <text:s/>Not by hostility could that/ be accomplished. <text:s/>On the contrary; such hostility will/ make Jews more and more tenacious in </text:span><text:span text:style-name="T6">keeping</text:span><text:span text:style-name="T8"> adhering to their </text:span><text:span text:style-name="T6">laws</text:span><text:span text:style-name="T8"> own rules./ <text:s/>Remove every obstacle, give Jews a chance to rise social-/-ly as they really can, then it may possibly be easier/ for you to accomplish your object. <text:s/>Witness France/ and England, countries where Jews enjoy perfect equality./ <text:s/>There </text:span><text:span text:style-name="T6">a closer</text:span><text:span text:style-name="T8"> the association between Jews and their neighbors/</text:span></text:p>
      <text:p text:style-name="P6"><text:span text:style-name="T8"/></text:p>
      <text:p text:style-name="P6"><text:span text:style-name="T8">[Page 3]</text:span></text:p>
      <text:p text:style-name="P6"><text:span text:style-name="T8">grow closer continually. <text:s/>Even mixed marriages occasionally/ </text:span><text:span text:style-name="T6">happen</text:span><text:span text:style-name="T8"> take place. <text:s/>Thus in the course of ages and their changes all/ may become one integral body, </text:span><text:span text:style-name="T6">so</text:span><text:span text:style-name="T8"> consequently I think that </text:span><text:span text:style-name="T6">consequently</text:span><text:span text:style-name="T8">/ instead of finding fault with the good I do to mankind,/ the Antisemites ought to uphold and help me'"./ <text:s/>Now, brethren, this </text:span><text:span text:style-name="T6">report</text:span><text:span text:style-name="T8"> report </text:span><text:span text:style-name="T6">conversation</text:span><text:span text:style-name="T8"> which I have translated from/ </text:span><text:span text:style-name="T9">Ha-Metitz</text:span><text:span text:style-name="T8">, as literally as I could and which is said to have come/ from Paris to St. Petersburg dated the 5th of February last,/ </text:span><text:span text:style-name="T6">To me it</text:span><text:span text:style-name="T8"> is confirmed in another Hebrew periodical named Ha-Mag'yed "the Reporter" issued in Lyell, Prussia, and/ dated February the 28th. <text:s/>To me the would </text:span><text:span text:style-name="T6">corrections</text:span><text:span text:style-name="T8"> denial or correction is not at all acceptable, and I feel morally bound/ to </text:span><text:span text:style-name="T6">say so</text:span><text:span text:style-name="T8"> tell it before the congregation who heard me two months/ ago speak in defence[sic!] of Baron de Hirsch. <text:s/>The contradiction </text:span><text:span text:style-name="T6">It</text:span><text:span text:style-name="T8"> lacks that directness, that ingeniousness, that </text:span><text:span text:style-name="T9">Jewishness</text:span><text:span text:style-name="T8"> I would say, which I </text:span><text:span text:style-name="T6">hoped</text:span><text:span text:style-name="T8"> looked for. <text:s/>I strongly/ incline to believe that had my lamented friend, the Baron's/ adviser and almoner, been in Paris and not at Vienna,/ in the interest of Galician Jews, at the time of the un-/fortunate interview, this would have presented an entirely/ different aspect, for the Baron would have referred the/ inquisitive reporter of the Herald, to chevalier Veneziani,/ &amp; the Leghorn Israelite desired the exaltation of his people, not their extinction to the glory of </text:span><text:span text:style-name="T6">Christianity</text:span><text:span text:style-name="T8"> Gentilism./ <text:s/>But will the designs to benefit Israel educationally/ fall through by reason of the interview and its unsatis-/-factory construction, or rather modification? <text:s/>I hope not,/ but I fear that the unacceptable explanation, may work/</text:span></text:p>
      <text:p text:style-name="P6"><text:span text:style-name="T8"/></text:p>
      <text:p text:style-name="P6"><text:span text:style-name="T8">[Page 4]</text:span></text:p>
      <text:p text:style-name="P6"><text:span text:style-name="T8">injuriously both in Austria-Poland and Russia, where the/ largest number of our people dwell, and where the intro-/-duction of a better system of training the young is ab-/solutely imperative. <text:s/>I apprehend that it may strengthen/ prejudice against all secular learning as conducive/ to apostasy, and that its inveterate opponents, refusing Baron de Hirsch's millions may say to him in a Talmudical talk as to the [Hebrew] "we will have neither the [?] nor the </text:span><text:span text:style-name="T6">bit</text:span><text:span text:style-name="T8"> sting" <text:s/>Yet, men and women within reach of/ my voice who love their brethren, and sincerely desire that/ they may compel respect for the </text:span><text:span text:style-name="T6">sake</text:span><text:span text:style-name="T8"> honor of the God of our/ fathers, have it in their power to lend </text:span><text:span text:style-name="T6">a</text:span><text:span text:style-name="T8"> blissful/ assistance to that effect. <text:s/>The "Universal Israelitish/ Alliance", which at the outset had </text:span><text:span text:style-name="T6">greatly</text:span><text:span text:style-name="T8"> largely in view the/ political amelioration of the scattered race, has in late/ years centred[sic!] its labors on the instruction of our rising/ generation, settled in ungracious lands. <text:s/>It is the only/ method by which the ostracised may finally gain the rights/ withheld from them, and bring about, not a fusion/ forbid God! not a fusion destructive of the Sinaic religion, but a recognition of/ human equality </text:span><text:span text:style-name="T6">in behalf of</text:span><text:span text:style-name="T8"> to citizens who contribute to/ the public welfare. <text:s/>Were I to discuss before/ my hearers the merits of the </text:span><text:span text:style-name="T9">Alliance</text:span><text:span text:style-name="T8"> and its claims/ to the cooperation of American Israelites, I would unavoid-/ably fall into the monotony of self-repetition./</text:span></text:p>
      <text:p text:style-name="P6"><text:span text:style-name="T8"/></text:p>
      <text:p text:style-name="P6"><text:span text:style-name="T8">[Page 5]</text:span></text:p>
      <text:p text:style-name="P6"><text:span text:style-name="T8">So often I have pleaded in behalf of its schools/ planted in Europe, Asia and Africa, and teaching/ </text:span><text:soft-page-break/><text:span text:style-name="T8">thousands to read and write living languages, as means/ to facilitate a social intercourse, the arts of cultivat-/-ing the ground and following handicraft, as fostering/ self-dependence, the knowledge of industry and cleanliness/ to thousands of Jewish girls, whom unfavorable sur-/-roundings rear in idleness and squalidity. <text:s/>Very/ recently, Isidore Loeb, the reliable and sagacious secre-/-tary of the Alliance, assumed the duty of travel extensively through </text:span><text:span text:style-name="T6">the numerous</text:span><text:span text:style-name="T8">/ cities in which the </text:span><text:span text:style-name="T7">Alliance</text:span><text:span text:style-name="T8"> association exercises its benign </text:span><text:span text:style-name="T6">its benign</text:span><text:span text:style-name="T8">/ scholastic influence, so that by personal inspection he/ might ascertain the actual condition, and suggest/ improvements where needed. <text:s/>In his mind, the history of/ the </text:span><text:span text:style-name="T9">Alliance</text:span><text:span text:style-name="T8"> is the history of united efforts to defend/ our racial honor against the attacks of malice, envy/ and unscrupulous fanaticism; it is the history of/ </text:span><text:span text:style-name="T6">mighty</text:span><text:span text:style-name="T8"> strenuous exertions to grapple with ignorance forced upon/ the descendants of prophets and sages by cruel cir-/-cumstances, the history of longings for a regeneration/ civil and political of a people that have been the/ primary factors in the spread</text:span><text:span text:style-name="T6">ing</text:span><text:span text:style-name="T8"> of civilization./</text:span></text:p>
      <text:p text:style-name="P6"><text:span text:style-name="T8"/></text:p>
      <text:p text:style-name="P6"><text:span text:style-name="T8">[Page 6]</text:span></text:p>
      <text:p text:style-name="P6"><text:span text:style-name="T8">And they who give their mite to aid the far-reaching/ institution in its continually progressive </text:span><text:span text:style-name="T6">endeavours</text:span><text:span text:style-name="T8"> course, assist in vindi-/-cating our sacred cause. <text:s/>Some contend that our/ immediate wants in precisely the same direction are/ so many and so pressing, that we can scarcely feel/ justified in bestowing our means on organizations beyond the/ ocean. <text:s/>Now, brethren, if the demands from thence were/ extravagantly high, I would recognize and admit the sound-/-ness of the argument, and forbear to applea to your </text:span><text:span text:style-name="T6">feelings</text:span><text:span text:style-name="T8"> generosity./ <text:s/>I would appreciate at once that if you have fifties and/ hundreds and thousands to spare, you must devote/ them to the elevation of our coreligionists of foreign/ birth who have taken up their homes in Philadelphia;/ that they have precedence to our intelligent sympa-/-thies, that </text:span><text:span text:style-name="T9">their</text:span><text:span text:style-name="T8"> young ones must be delivered from/ illiteracy and coarseness and low pursuits. <text:s/>But the/ contribution to the </text:span><text:span text:style-name="T9">Alliance</text:span><text:span text:style-name="T8"> is small, two dollars an/-nually will cover it, and the Purim donation which/ </text:span><text:span text:style-name="T6">is</text:span><text:span text:style-name="T8"> the Central Committee at Paris solicits, needs not be/ rich. <text:s/>The number of subscribers in this congregation/ has never been large, and deaths and removals from/</text:span></text:p>
      <text:p text:style-name="P6"><text:span text:style-name="T8"/></text:p>
      <text:p text:style-name="P6"><text:span text:style-name="T8">[Page 7]</text:span></text:p>
      <text:p text:style-name="P6"><text:span text:style-name="T8">our city have considerably reduced it. <text:s/>Last/ year scarcely any </text:span><text:span text:style-name="T6">of</text:span><text:span text:style-name="T8"> gift as our Purim greetings to distant/ fellow-believers was sent, if we except that kindly/ forwarded by the pupils of the two Hebrew Sunday/ Schools. <text:s/>Yet, our remembrances at this festive season/ have a peculiar object, which commends itself to our/ hearts and understanding. <text:s/>That object is to create anew/ in the Holy Land this spirit that stirred within the/ </text:span><text:span text:style-name="T6">souls</text:span><text:span text:style-name="T8"> minds of the patriarchs of our race, who made the soil smile/ with plenty under their tillage and culture. <text:s/>The/ last message which I received from my lamented friend/ Veneziani, and which he dictated to his private secretary,/ when approaching death prevented his writing, was/ in answer to a proposition from Leghorn, which I sub-/-mitted to his judgment namely that an institution to eternize the memory/ of Baron de Hirsch's unparalleled </text:span><text:span text:style-name="T6">philanthropy</text:span><text:span text:style-name="T8"> munificence </text:span><text:span text:style-name="T6">generosity</text:span><text:span text:style-name="T8"> should be/ established, in some leading city. <text:s/>Veneziani asked/ to direct my attention to Palestine, and see how/ the scarcity of water exposes it often to dire suf-/-fering</text:span><text:span text:style-name="T6">s</text:span><text:span text:style-name="T8">, and how hydraulic science might relieve/ it effectually, if means </text:span><text:span text:style-name="T6">if</text:span><text:span text:style-name="T8"> for underground excavations open-/ing channels and conduits could be secured. <text:s/>He/ consider the compassing of that end, preferable to any monumental memorial./</text:span></text:p>
      <text:p text:style-name="P6"><text:span text:style-name="T8"/></text:p>
      <text:p text:style-name="P6"><text:span text:style-name="T8">[Page 8]</text:span></text:p>
      <text:p text:style-name="P6"><text:span text:style-name="T8">Let your free will offerings </text:span><text:span text:style-name="T6">to</text:span><text:span text:style-name="T8"> for that purpose be presented/ to the God who chose Zion as the abode of the Shechinah/ and the seat of prophetic inspiration. <text:s/>But an/ object even </text:span><text:span text:style-name="T6">higher</text:span><text:span text:style-name="T8"> loftier than that urges me to plead/ for the </text:span><text:span text:style-name="T9">Alliance</text:span><text:span text:style-name="T8">. <text:s/>I ardently wish that you may signify/ to the world our Jewish solidarity, even as </text:span><text:span text:style-name="T6">expressed</text:span><text:span text:style-name="T8"> respectively/ expressed in the Hebrew motto and Hebrew </text:span><text:span text:style-name="T6">name</text:span><text:span text:style-name="T8"> appellation of the association,/ </text:span><text:span text:style-name="T6">namely</text:span><text:span text:style-name="T8"> that is [Hebrew] "All Israelites are guaranties/ for each other" [Hebrew] "All Israelites are brethren"/ Our adversaries may call us "clannish" because of </text:span><text:span text:style-name="T6">the</text:span><text:span text:style-name="T8"> that sense/ of </text:span><text:soft-page-break/><text:span text:style-name="T8">intercommunion; the Goldwin Smiths may rail at/ our feelings as tribal; the Antisemitic Hamans every-/-where may cry out that a people scattered abroad and/ dispersed among all peoples, have peculiar laws, but we/ shall pride ourselves on the firmness of our religious/ union which is unique, and which leads the happy to/ promote the welbeing[sic!] of the unfortunate, the free among Jews to/ seek the enfranchisement of the enslaved, the en-/-lightened to place within reach of the untutored the/ light of progress. <text:s/>May it </text:span><text:span text:style-name="T6">ever</text:span><text:span text:style-name="T8"> always be so. <text:s/>May/ never the insidious seductions of egotism never rob us of those/</text:span></text:p>
      <text:p text:style-name="P6"><text:span text:style-name="T8"/></text:p>
      <text:p text:style-name="P6"><text:span text:style-name="T8">[Page 9]</text:span></text:p>
      <text:p text:style-name="P6"><text:span text:style-name="T8">fraternal sentiments. <text:s/>As at this season, Esther/ and Mordecai intended by their enactments to fasten/ our national bonds through acts of mutual good/ will and commiseration, so may we in that spirit ever observe/ Purim communally and congregationally./</text:span></text:p>
      <text:p text:style-name="P6"><text:span text:style-name="T8">(Any additional subscriptions and any donations may/ be sent to my address, or to that of Mr Simon Muhr/ the treasurer of the Philadelphia Branch of the/ "Universal Israelitish Alliance".)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7-09T10:29:17.28</meta:creation-date>
    <meta:document-statistic meta:table-count="0" meta:image-count="0" meta:object-count="0" meta:page-count="5" meta:paragraph-count="81" meta:word-count="1963" meta:character-count="12501"/>
    <dc:date>2012-07-09T13:03:27.36</dc:date>
    <dc:creator>Penn Libraries</dc:creator>
    <meta:editing-duration>PT00H13M05S</meta:editing-duration>
    <meta:editing-cycles>1</meta:editing-cycles>
    <meta:generator>OpenOffice.org/3.2$Win32 OpenOffice.org_project/320m12$Build-9483</meta:generator>
  </office:meta>
</office:document-meta>
</file>